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0839in"/>
    </style:style>
    <style:style style:name="co3" style:family="table-column">
      <style:table-column-properties fo:break-before="auto" style:column-width="1.2055in"/>
    </style:style>
    <style:style style:name="co4" style:family="table-column">
      <style:table-column-properties fo:break-before="auto" style:column-width="1.6146in"/>
    </style:style>
    <style:style style:name="co5" style:family="table-column">
      <style:table-column-properties fo:break-before="auto" style:column-width="2.4661in"/>
    </style:style>
    <style:style style:name="co6" style:family="table-column">
      <style:table-column-properties fo:break-before="auto" style:column-width="1.6752in"/>
    </style:style>
    <style:style style:name="co7" style:family="table-column">
      <style:table-column-properties fo:break-before="auto" style:column-width="2.1173in"/>
    </style:style>
    <style:style style:name="co8" style:family="table-column">
      <style:table-column-properties fo:break-before="auto" style:column-width="1.6547in"/>
    </style:style>
    <style:style style:name="co9" style:family="table-column">
      <style:table-column-properties fo:break-before="auto" style:column-width="1.57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66"/>
        <table:table-column-group table:display="false">
          <table:table-column table:style-name="co4" table:visibility="collapse" table:default-cell-style-name="ce72"/>
          <table:table-column table:style-name="co5" table:visibility="collapse" table:default-cell-style-name="ce72"/>
          <table:table-column table:style-name="co6" table:visibility="collapse" table:default-cell-style-name="ce76"/>
          <table:table-column table:style-name="co7" table:visibility="collapse" table:default-cell-style-name="ce76"/>
          <table:table-column table:style-name="co8" table:visibility="collapse" table:default-cell-style-name="ce76"/>
        </table:table-column-group>
        <table:table-column table:style-name="co3" table:default-cell-style-name="ce83"/>
        <table:table-column table:style-name="co9" table:default-cell-style-name="ce87"/>
        <table:table-column table:style-name="co10" table:number-columns-repeated="1014" table:default-cell-style-name="ce60"/>
        <table:table-row table:style-name="ro1">
          <table:table-cell table:style-name="ce59"/>
          <table:table-cell table:style-name="ce59" office:value-type="string" calcext:value-type="string">
            <text:p>SC (Беларусы)</text:p>
          </table:table-cell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59"/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59"/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59"/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59"/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59"/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59"/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59"/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59"/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59"/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4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59"/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4.5965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4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59"/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4.5965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4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59"/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4.5965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4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59"/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4.5965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59"/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59"/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59"/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59"/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59"/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59"/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59"/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59"/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59"/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59"/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59"/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59"/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59"/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59"/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59"/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59"/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59"/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4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59"/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59"/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59"/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59"/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59"/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4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59"/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4.5965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59"/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4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59"/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59"/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4.5965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4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59"/>
          <table:table-cell table:style-name="ce64" office:value-type="string" calcext:value-type="string">
            <office:annotation draw:style-name="gr1" draw:text-style-name="P4" svg:width="1.1413in" svg:height="0.7083in" svg:x="3.3909in" svg:y="15.0559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59"/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59"/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59"/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59"/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59"/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59"/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59"/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59"/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59"/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59"/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59"/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59"/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59"/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59"/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59"/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59"/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59"/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59"/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59"/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59"/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59"/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59"/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59"/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59"/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59"/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59"/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59"/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59"/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59"/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59"/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59"/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59"/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59"/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59"/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59"/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59"/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59"/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59"/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59"/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59"/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59"/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59"/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59"/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59"/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59"/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59"/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59"/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4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25.4614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4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59"/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59"/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59"/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59"/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59"/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59"/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59"/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31.2961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59"/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59"/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59"/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59"/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59"/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59"/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59"/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59"/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59"/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59"/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59"/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59"/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59"/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59"/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59"/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59"/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59"/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59"/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59"/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59"/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59"/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59"/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59"/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59"/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59"/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style-name="ce61"/>
          <table:table-cell table:number-columns-repeated="1022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59"/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59"/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59"/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36.9232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59"/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59"/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59"/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59"/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59"/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style-name="ce63" office:value-type="string" calcext:value-type="string">
            <office:annotation draw:style-name="gr1" draw:text-style-name="P4" svg:width="1.1413in" svg:height="0.7083in" svg:x="4.5965in" svg:y="37.8118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37.8118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59"/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office:annotation draw:style-name="gr1" draw:text-style-name="P4" svg:width="1.1413in" svg:height="0.7083in" svg:x="4.5965in" svg:y="37.9882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37.9756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59"/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38.1539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59"/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6.1736in" svg:y="38.3311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4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3:08:53.2983189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04T14:48:21.604598450</dc:date>
    <meta:editing-duration>PT9H51M58S</meta:editing-duration>
    <meta:editing-cycles>92</meta:editing-cycles>
    <meta:document-statistic meta:table-count="1" meta:cell-count="710" meta:object-count="0"/>
  </office:meta>
</office:document-meta>
</file>